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116cm" draw:caption-point-x="-0.61cm" draw:caption-point-y="1.51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116cm" draw:caption-point-x="-0.61cm" draw:caption-point-y="1.51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36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6.7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1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7.61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7.61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7.61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51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213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213cm" draw:caption-point-x="-0.61cm" draw:caption-point-y="1.51cm">
              <dc:date>2012-01-02T00:00:00</dc:date>
              <text:p text:style-name="P1">Needs explicit alias mappings</text:p>
            </office:annotation>
            <text:p>N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11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41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211cm" draw:caption-point-x="-0.61cm" draw:caption-point-y="1.51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26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2012/01/02</text:date>, <text:time>10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2T10:43:51</dc:date>
    <dc:creator>Bruce Merry</dc:creator>
    <meta:editing-duration>PT8H41M9S</meta:editing-duration>
    <meta:editing-cycles>97</meta:editing-cycles>
    <meta:generator>LibreOffice/3.4$Unix LibreOffice_project/340m1$Build-402</meta:generator>
    <meta:document-statistic meta:table-count="1" meta:cell-count="1320" meta:object-count="0"/>
  </office:meta>
</office:document-meta>
</file>